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A000001ACEBB5672B0CDE9104.jpg" manifest:media-type="image/jpeg"/>
  <manifest:file-entry manifest:full-path="Pictures/1000000000000556000003000C83E5A2B2029005.png" manifest:media-type="image/png"/>
  <manifest:file-entry manifest:full-path="Pictures/100000000000012C000000F8B3D8C73F2710D61E.jpg" manifest:media-type="image/jpeg"/>
  <manifest:file-entry manifest:full-path="Pictures/100000000000054B00000384BFDD52454167E145.jpg" manifest:media-type="image/jpeg"/>
  <manifest:file-entry manifest:full-path="Pictures/100000000000032000000258A7A7BB0F050D6DBA.jpg" manifest:media-type="image/jpeg"/>
  <manifest:file-entry manifest:full-path="Pictures/10000000000003E800000289ED133EEA49A57E46.jpg" manifest:media-type="image/jpeg"/>
  <manifest:file-entry manifest:full-path="Pictures/10000000000003E800000194318A5AB907A0342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492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>Microprocesseur</text:p>
          </draw:text-box>
        </draw:frame>
        <draw:frame draw:style-name="gr1" draw:text-style-name="P2" draw:layer="layout" svg:width="0.502cm" svg:height="2.742cm" svg:x="10.387cm" svg:y="12.295cm">
          <draw:text-box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3" draw:layer="layout" svg:width="7.599cm" svg:height="6.283cm" svg:x="10.6cm" svg:y="5cm">
          <draw:image xlink:href="Pictures/100000000000012C000000F8B3D8C73F2710D61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3" draw:layer="layout" svg:width="22.2cm" svg:height="12.102cm" svg:x="5.4cm" svg:y="3.6cm">
          <draw:image xlink:href="Pictures/10000000000003E800000289ED133EEA49A57E4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3" draw:layer="layout" svg:width="23.4cm" svg:height="10.688cm" svg:x="4.6cm" svg:y="4.112cm">
          <draw:image xlink:href="Pictures/10000000000003E800000194318A5AB907A034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3" draw:text-style-name="P3" draw:layer="layout" svg:width="15.08cm" svg:height="11.323cm" svg:x="8.32cm" svg:y="3.4cm">
          <draw:image xlink:href="Pictures/100000000000023A000001ACEBB5672B0CDE910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3" draw:layer="layout" svg:width="20.998cm" svg:height="12.35cm" svg:x="6.602cm" svg:y="3.4cm">
          <draw:image xlink:href="Pictures/100000000000032000000258A7A7BB0F050D6DB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3" draw:layer="layout" svg:width="23.71cm" svg:height="12.4cm" svg:x="4.09cm" svg:y="3cm">
          <draw:image xlink:href="Pictures/100000000000054B00000384BFDD52454167E1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1:25:44.878462858</meta:creation-date>
    <meta:editing-duration>P0D</meta:editing-duration>
    <meta:editing-cycles>1</meta:editing-cycles>
    <meta:generator>LibreOffice/5.3.1.2$Linux_X86_64 LibreOffice_project/30m0$Build-2</meta:generator>
    <dc:title>DNA</dc:title>
    <meta:document-statistic meta:object-count="5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